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estfall" style:family="table">
      <style:table-properties style:width="16.999cm" table:align="margins"/>
    </style:style>
    <style:style style:name="Testfall.A" style:family="table-column">
      <style:table-column-properties style:column-width="4.249cm" style:rel-column-width="16383*"/>
    </style:style>
    <style:style style:name="Testfall.A1" style:family="table-cell">
      <style:table-cell-properties fo:padding="0.097cm" fo:border-left="0.05pt solid #000000" fo:border-right="none" fo:border-top="0.05pt solid #000000" fo:border-bottom="0.05pt solid #000000"/>
    </style:style>
    <style:style style:name="Testfall.D1" style:family="table-cell">
      <style:table-cell-properties fo:padding="0.097cm" fo:border="0.05pt solid #000000"/>
    </style:style>
    <style:style style:name="Testfall.A2" style:family="table-cell">
      <style:table-cell-properties fo:padding="0.097cm" fo:border-left="0.05pt solid #000000" fo:border-right="none" fo:border-top="none" fo:border-bottom="0.05pt solid #000000"/>
    </style:style>
    <style:style style:name="Testfall.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paragraph-rsid="0018717e"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paragraph-rsid="001f4bb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paragraph-rsid="001f4bb4" style:font-size-asian="12.25pt" style:font-weight-asian="normal" style:font-size-complex="14pt" style:font-weight-complex="normal"/>
    </style:style>
    <style:style style:name="P4" style:family="paragraph" style:parent-style-name="Table_20_Heading">
      <style:text-properties fo:font-size="14pt" officeooo:paragraph-rsid="0018b920" style:font-size-asian="12.25pt" style:font-size-complex="14pt"/>
    </style:style>
    <style:style style:name="P5" style:family="paragraph" style:parent-style-name="Table_20_Heading">
      <style:text-properties fo:font-size="14pt" fo:font-weight="bold" officeooo:paragraph-rsid="0018b920" style:font-size-asian="12.25pt" style:font-weight-asian="bold" style:font-size-complex="14pt" style:font-weight-complex="bold"/>
    </style:style>
    <style:style style:name="P6" style:family="paragraph" style:parent-style-name="Table_20_Contents">
      <style:paragraph-properties fo:text-align="center" style:justify-single-word="false"/>
      <style:text-properties fo:font-size="14pt" style:font-size-asian="12.25pt" style:font-size-complex="14pt"/>
    </style:style>
    <style:style style:name="P7" style:family="paragraph" style:parent-style-name="Table_20_Contents">
      <style:paragraph-properties fo:text-align="center" style:justify-single-word="false"/>
      <style:text-properties fo:font-size="14pt" officeooo:paragraph-rsid="0018b920" style:font-size-asian="12.25pt" style:font-size-complex="14pt"/>
    </style:style>
    <style:style style:name="P8" style:family="paragraph" style:parent-style-name="Table_20_Contents">
      <style:paragraph-properties fo:text-align="center" style:justify-single-word="false"/>
      <style:text-properties fo:font-size="14pt" officeooo:paragraph-rsid="001ab289" style:font-size-asian="12.25pt" style:font-size-complex="14pt"/>
    </style:style>
    <style:style style:name="P9" style:family="paragraph" style:parent-style-name="Table_20_Contents">
      <style:paragraph-properties fo:text-align="center" style:justify-single-word="false"/>
      <style:text-properties fo:font-size="14pt" officeooo:paragraph-rsid="001c2cd6" style:font-size-asian="12.25pt" style:font-size-complex="14pt"/>
    </style:style>
    <style:style style:name="P10" style:family="paragraph" style:parent-style-name="Table_20_Contents">
      <style:paragraph-properties fo:text-align="center" style:justify-single-word="false"/>
      <style:text-properties fo:font-size="14pt" officeooo:paragraph-rsid="001e0d13" style:font-size-asian="12.25pt" style:font-size-complex="14pt"/>
    </style:style>
    <style:style style:name="P11" style:family="paragraph" style:parent-style-name="Table_20_Contents">
      <style:paragraph-properties fo:text-align="center" style:justify-single-word="false"/>
      <style:text-properties fo:font-size="14pt" officeooo:paragraph-rsid="001e7282" style:font-size-asian="12.25pt" style:font-size-complex="14pt"/>
    </style:style>
    <style:style style:name="P12" style:family="paragraph" style:parent-style-name="Table_20_Contents">
      <style:paragraph-properties fo:text-align="center" style:justify-single-word="false"/>
      <style:text-properties fo:font-size="14pt" officeooo:paragraph-rsid="001ead51" style:font-size-asian="12.25pt" style:font-size-complex="14pt"/>
    </style:style>
    <style:style style:name="P13" style:family="paragraph" style:parent-style-name="Table_20_Contents">
      <style:paragraph-properties fo:text-align="center" style:justify-single-word="false"/>
      <style:text-properties fo:font-size="14pt" officeooo:paragraph-rsid="001f4bb4" style:font-size-asian="12.25pt" style:font-size-complex="14pt"/>
    </style:style>
    <style:style style:name="T1" style:family="text">
      <style:text-properties officeooo:rsid="0018717e"/>
    </style:style>
    <style:style style:name="T2" style:family="text">
      <style:text-properties officeooo:rsid="0018b920"/>
    </style:style>
    <style:style style:name="T3" style:family="text">
      <style:text-properties officeooo:rsid="001ab289"/>
    </style:style>
    <style:style style:name="T4" style:family="text">
      <style:text-properties officeooo:rsid="001c2cd6"/>
    </style:style>
    <style:style style:name="T5" style:family="text">
      <style:text-properties officeooo:rsid="001e0d13"/>
    </style:style>
    <style:style style:name="T6" style:family="text">
      <style:text-properties officeooo:rsid="001e7282"/>
    </style:style>
    <style:style style:name="T7" style:family="text">
      <style:text-properties officeooo:rsid="001ead51"/>
    </style:style>
    <style:style style:name="T8" style:family="text">
      <style:text-properties officeooo:rsid="001f4bb4"/>
    </style:style>
    <style:style style:name="T9" style:family="text">
      <style:text-properties officeooo:rsid="002125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lackbox testning av triangel</text:span></text:p>
      <text:p text:style-name="P1"><text:span text:style-name="T1"/></text:p>
      <table:table table:name="Testfall" table:style-name="Testfall">
        <table:table-column table:style-name="Testfall.A" table:number-columns-repeated="4"/>
        <table:table-header-rows>
          <table:table-row>
            <table:table-cell table:style-name="Testfall.A1" office:value-type="string">
              <text:p text:style-name="P5"><text:span text:style-name="T2">Indata</text:span></text:p>
            </table:table-cell>
            <table:table-cell table:style-name="Testfall.A1" office:value-type="string">
              <text:p text:style-name="P4"><text:span text:style-name="T2">Förväntat resultat</text:span></text:p>
            </table:table-cell>
            <table:table-cell table:style-name="Testfall.A1" office:value-type="string">
              <text:p text:style-name="P4"><text:span text:style-name="T2">Utdata</text:span></text:p>
            </table:table-cell>
            <table:table-cell table:style-name="Testfall.D1" office:value-type="string">
              <text:p text:style-name="P4"><text:span text:style-name="T2">Kommentar</text:span></text:p>
            </table:table-cell>
          </table:table-row>
        </table:table-header-rows>
        <table:table-row>
          <table:table-cell table:style-name="Testfall.A2" office:value-type="string">
            <text:p text:style-name="P7"><text:span text:style-name="T2">15.0 20.0 25.0</text:span></text:p>
          </table:table-cell>
          <table:table-cell table:style-name="Testfall.A2" office:value-type="string">
            <text:p text:style-name="P13"><text:span text:style-name="T8">Inga lika sidor</text:span></text:p>
          </table:table-cell>
          <table:table-cell table:style-name="Testfall.A2" office:value-type="string">
            <text:p text:style-name="P7"><text:span text:style-name="T2">Ohanterat undantag</text:span></text:p>
          </table:table-cell>
          <table:table-cell table:style-name="Testfall.D2" office:value-type="string">
            <text:p text:style-name="P7"><text:span text:style-name="T2">Felhantering saknas</text:span></text:p>
          </table:table-cell>
        </table:table-row>
        <table:table-row>
          <table:table-cell table:style-name="Testfall.A2" office:value-type="string">
            <text:p text:style-name="P7"><text:span text:style-name="T2">Två tre fyra</text:span></text:p>
          </table:table-cell>
          <table:table-cell table:style-name="Testfall.A2" office:value-type="string">
            <text:p text:style-name="P8"><text:span text:style-name="T3">Felmeddelande</text:span></text:p>
          </table:table-cell>
          <table:table-cell table:style-name="Testfall.A2" office:value-type="string">
            <text:p text:style-name="P7"><text:span text:style-name="T2">Ohanterat undantag</text:span></text:p>
          </table:table-cell>
          <table:table-cell table:style-name="Testfall.D2" office:value-type="string">
            <text:p text:style-name="P7"><text:span text:style-name="T2">Felhantering saknas</text:span></text:p>
          </table:table-cell>
        </table:table-row>
        <table:table-row>
          <table:table-cell table:style-name="Testfall.A2" office:value-type="string">
            <text:p text:style-name="P8"><text:span text:style-name="T3">-15,0 -20,0 -25,0</text:span></text:p>
          </table:table-cell>
          <table:table-cell table:style-name="Testfall.A2" office:value-type="string">
            <text:p text:style-name="P8"><text:span text:style-name="T3">Felmeddelande</text:span></text:p>
          </table:table-cell>
          <table:table-cell table:style-name="Testfall.A2" office:value-type="string">
            <text:p text:style-name="P8"><text:span text:style-name="T3">Triangeln har inga lika sidor</text:span></text:p>
          </table:table-cell>
          <table:table-cell table:style-name="Testfall.D2" office:value-type="string">
            <text:p text:style-name="P8"><text:span text:style-name="T3">Borde inte ta negativa tal</text:span></text:p>
          </table:table-cell>
        </table:table-row>
        <table:table-row>
          <table:table-cell table:style-name="Testfall.A2" office:value-type="string">
            <text:p text:style-name="P9"><text:span text:style-name="T4">0,0 0,0 0,0</text:span></text:p>
          </table:table-cell>
          <table:table-cell table:style-name="Testfall.A2" office:value-type="string">
            <text:p text:style-name="P9"><text:span text:style-name="T4">Felmeddelande</text:span></text:p>
          </table:table-cell>
          <table:table-cell table:style-name="Testfall.A2" office:value-type="string">
            <text:p text:style-name="P9"><text:span text:style-name="T4">Triangeln är liksidig</text:span></text:p>
          </table:table-cell>
          <table:table-cell table:style-name="Testfall.D2" office:value-type="string">
            <text:p text:style-name="P9"><text:span text:style-name="T4">Borde inte gå att sätta 0,0</text:span></text:p>
          </table:table-cell>
        </table:table-row>
        <table:table-row>
          <table:table-cell table:style-name="Testfall.A2" office:value-type="string">
            <text:p text:style-name="P10"><text:span text:style-name="T5">5,0 2,0</text:span></text:p>
          </table:table-cell>
          <table:table-cell table:style-name="Testfall.A2" office:value-type="string">
            <text:p text:style-name="P10"><text:span text:style-name="T5">Felmeddelande</text:span></text:p>
          </table:table-cell>
          <table:table-cell table:style-name="Testfall.A2" office:value-type="string">
            <text:p text:style-name="P10"><text:span text:style-name="T5">Triangeln är likbent</text:span></text:p>
          </table:table-cell>
          <table:table-cell table:style-name="Testfall.D2" office:value-type="string">
            <text:p text:style-name="P10"><text:span text:style-name="T5">Kontroll av inmatad data saknas</text:span></text:p>
          </table:table-cell>
        </table:table-row>
        <table:table-row>
          <table:table-cell table:style-name="Testfall.A2" office:value-type="string">
            <text:p text:style-name="P10"><text:span text:style-name="T5">Triangel</text:span></text:p>
          </table:table-cell>
          <table:table-cell table:style-name="Testfall.A2" office:value-type="string">
            <text:p text:style-name="P10"><text:span text:style-name="T5">Meddelande</text:span></text:p>
          </table:table-cell>
          <table:table-cell table:style-name="Testfall.A2" office:value-type="string">
            <text:p text:style-name="P10"><text:span text:style-name="T5">Triangeln är liksidig</text:span></text:p>
          </table:table-cell>
          <table:table-cell table:style-name="Testfall.D2" office:value-type="string">
            <text:p text:style-name="P10"><text:span text:style-name="T5">Meddelande saknas</text:span></text:p>
          </table:table-cell>
        </table:table-row>
        <table:table-row>
          <table:table-cell table:style-name="Testfall.A2" office:value-type="string">
            <text:p text:style-name="P10"><text:span text:style-name="T5">3,0 3,0 5,0</text:span></text:p>
          </table:table-cell>
          <table:table-cell table:style-name="Testfall.A2" office:value-type="string">
            <text:p text:style-name="P10"><text:span text:style-name="T5">Likbent</text:span></text:p>
          </table:table-cell>
          <table:table-cell table:style-name="Testfall.A2" office:value-type="string">
            <text:p text:style-name="P10"><text:span text:style-name="T5">Likbent</text:span></text:p>
          </table:table-cell>
          <table:table-cell table:style-name="Testfall.D2" office:value-type="string">
            <text:p text:style-name="P10"><text:span text:style-name="T5">Ok!</text:span></text:p>
          </table:table-cell>
        </table:table-row>
        <table:table-row>
          <table:table-cell table:style-name="Testfall.A2" office:value-type="string">
            <text:p text:style-name="P10"><text:span text:style-name="T5">3,0 4,0 5,0</text:span></text:p>
          </table:table-cell>
          <table:table-cell table:style-name="Testfall.A2" office:value-type="string">
            <text:p text:style-name="P10"><text:span text:style-name="T5">Inga lika sidor</text:span></text:p>
          </table:table-cell>
          <table:table-cell table:style-name="Testfall.A2" office:value-type="string">
            <text:p text:style-name="P10"><text:span text:style-name="T5">Inga lika sidor</text:span></text:p>
          </table:table-cell>
          <table:table-cell table:style-name="Testfall.D2" office:value-type="string">
            <text:p text:style-name="P10"><text:span text:style-name="T5">Ok!</text:span></text:p>
          </table:table-cell>
        </table:table-row>
        <table:table-row>
          <table:table-cell table:style-name="Testfall.A2" office:value-type="string">
            <text:p text:style-name="P10"><text:span text:style-name="T5">5,0 5,0 5,0</text:span></text:p>
          </table:table-cell>
          <table:table-cell table:style-name="Testfall.A2" office:value-type="string">
            <text:p text:style-name="P10"><text:span text:style-name="T5">Triangeln är liksidig</text:span></text:p>
          </table:table-cell>
          <table:table-cell table:style-name="Testfall.A2" office:value-type="string">
            <text:p text:style-name="P10"><text:span text:style-name="T5">Triangeln är liksidig</text:span></text:p>
          </table:table-cell>
          <table:table-cell table:style-name="Testfall.D2" office:value-type="string">
            <text:p text:style-name="P10"><text:span text:style-name="T5">Ok!</text:span></text:p>
          </table:table-cell>
        </table:table-row>
        <table:table-row>
          <table:table-cell table:style-name="Testfall.A2" office:value-type="string">
            <text:p text:style-name="P11"><text:span text:style-name="T6">5 5 5</text:span></text:p>
          </table:table-cell>
          <table:table-cell table:style-name="Testfall.A2" office:value-type="string">
            <text:p text:style-name="P11"><text:span text:style-name="T6">Triangeln är liksidig</text:span></text:p>
          </table:table-cell>
          <table:table-cell table:style-name="Testfall.A2" office:value-type="string">
            <text:p text:style-name="P11"><text:span text:style-name="T6">Triangeln är liksidig</text:span></text:p>
          </table:table-cell>
          <table:table-cell table:style-name="Testfall.D2" office:value-type="string">
            <text:p text:style-name="P11"><text:span text:style-name="T6">Ok!</text:span></text:p>
          </table:table-cell>
        </table:table-row>
        <table:table-row>
          <table:table-cell table:style-name="Testfall.A2" office:value-type="string">
            <text:p text:style-name="P11"><text:span text:style-name="T6">5,1 5,2 5,9</text:span></text:p>
          </table:table-cell>
          <table:table-cell table:style-name="Testfall.A2" office:value-type="string">
            <text:p text:style-name="P11"><text:span text:style-name="T6">Inga lika sidor</text:span></text:p>
          </table:table-cell>
          <table:table-cell table:style-name="Testfall.A2" office:value-type="string">
            <text:p text:style-name="P11"><text:span text:style-name="T6">Triangeln är liksidig</text:span></text:p>
          </table:table-cell>
          <table:table-cell table:style-name="Testfall.D2" office:value-type="string">
            <text:p text:style-name="P11"><text:span text:style-name="T6">Jämför inte decimalerna</text:span></text:p>
          </table:table-cell>
        </table:table-row>
        <table:table-row>
          <table:table-cell table:style-name="Testfall.A2" office:value-type="string">
            <text:p text:style-name="P11"><text:span text:style-name="T6">9999,0 9999,0 10000,0</text:span></text:p>
          </table:table-cell>
          <table:table-cell table:style-name="Testfall.A2" office:value-type="string">
            <text:p text:style-name="P11"><text:span text:style-name="T6">Triangeln är likbent</text:span></text:p>
          </table:table-cell>
          <table:table-cell table:style-name="Testfall.A2" office:value-type="string">
            <text:p text:style-name="P11"><text:span text:style-name="T6">Triangeln är likbent</text:span></text:p>
          </table:table-cell>
          <table:table-cell table:style-name="Testfall.D2" office:value-type="string">
            <text:p text:style-name="P11"><text:span text:style-name="T6">Ok!</text:span></text:p>
          </table:table-cell>
        </table:table-row>
        <table:table-row>
          <table:table-cell table:style-name="Testfall.A2" office:value-type="string">
            <text:p text:style-name="P12"><text:span text:style-name="T7">25,0 -25,0 25,0</text:span></text:p>
          </table:table-cell>
          <table:table-cell table:style-name="Testfall.A2" office:value-type="string">
            <text:p text:style-name="P12"><text:span text:style-name="T7">Felmeddelande</text:span></text:p>
          </table:table-cell>
          <table:table-cell table:style-name="Testfall.A2" office:value-type="string">
            <text:p text:style-name="P12"><text:span text:style-name="T7">Triangeln är likbent</text:span></text:p>
          </table:table-cell>
          <table:table-cell table:style-name="Testfall.D2" office:value-type="string">
            <text:p text:style-name="P12"><text:span text:style-name="T7">Borde inte ta negativa tal.</text:span></text:p>
          </table:table-cell>
        </table:table-row>
        <table:table-row>
          <table:table-cell table:style-name="Testfall.A2" office:value-type="string">
            <text:p text:style-name="P12"><text:span text:style-name="T7">5,0</text:span></text:p>
          </table:table-cell>
          <table:table-cell table:style-name="Testfall.A2" office:value-type="string">
            <text:p text:style-name="P12"><text:span text:style-name="T7">Felmeddelande</text:span></text:p>
          </table:table-cell>
          <table:table-cell table:style-name="Testfall.A2" office:value-type="string">
            <text:p text:style-name="P12"><text:span text:style-name="T7">Triangeln är liksidig</text:span></text:p>
          </table:table-cell>
          <table:table-cell table:style-name="Testfall.D2" office:value-type="string">
            <text:p text:style-name="P12"><text:span text:style-name="T7">Kontroll av inmatad data saknas</text:span></text:p>
          </table:table-cell>
        </table:table-row>
        <table:table-row>
          <table:table-cell table:style-name="Testfall.A2" office:value-type="string">
            <text:p text:style-name="P13"><text:span text:style-name="T8">6,1 6 6</text:span></text:p>
          </table:table-cell>
          <table:table-cell table:style-name="Testfall.A2" office:value-type="string">
            <text:p text:style-name="P13"><text:span text:style-name="T8">Likbent</text:span></text:p>
          </table:table-cell>
          <table:table-cell table:style-name="Testfall.A2" office:value-type="string">
            <text:p text:style-name="P13"><text:span text:style-name="T8">Triangeln är liksidig</text:span></text:p>
          </table:table-cell>
          <table:table-cell table:style-name="Testfall.D2" office:value-type="string">
            <text:p text:style-name="P13"><text:span text:style-name="T8">Decimaler avläses inte</text:span></text:p>
          </table:table-cell>
        </table:table-row>
        <table:table-row>
          <table:table-cell table:style-name="Testfall.A2" office:value-type="string">
            <text:p text:style-name="P13"><text:span text:style-name="T8">Ingen inmatning</text:span></text:p>
          </table:table-cell>
          <table:table-cell table:style-name="Testfall.A2" office:value-type="string">
            <text:p text:style-name="P6"/>
          </table:table-cell>
          <table:table-cell table:style-name="Testfall.A2" office:value-type="string">
            <text:p text:style-name="P13"><text:span text:style-name="T8">Triangeln är liksidig</text:span></text:p>
          </table:table-cell>
          <table:table-cell table:style-name="Testfall.D2" office:value-type="string">
            <text:p text:style-name="P13"><text:span text:style-name="T8">Borde inte bli liksidig utan data.</text:span></text:p>
          </table:table-cell>
        </table:table-row>
        <table:table-row>
          <table:table-cell table:style-name="Testfall.A2" office:value-type="string">
            <text:p text:style-name="P13"><text:span text:style-name="T8">5 4 5 6</text:span></text:p>
          </table:table-cell>
          <table:table-cell table:style-name="Testfall.A2" office:value-type="string">
            <text:p text:style-name="P13"><text:span text:style-name="T8">Felmeddelande</text:span></text:p>
          </table:table-cell>
          <table:table-cell table:style-name="Testfall.A2" office:value-type="string">
            <text:p text:style-name="P13"><text:span text:style-name="T8">Triangeln har inga lika sidor</text:span></text:p>
          </table:table-cell>
          <table:table-cell table:style-name="Testfall.D2" office:value-type="string">
            <text:p text:style-name="P13"><text:span text:style-name="T8">Ingen kontroll finns för om det verkligen är en triangel.</text:span></text:p>
          </table:table-cell>
        </table:table-row>
        <table:table-row>
          <table:table-cell table:style-name="Testfall.A2" office:value-type="string">
            <text:p text:style-name="P13"><text:span text:style-name="T8">5 5 5 6 6 6 7 7 7</text:span></text:p>
          </table:table-cell>
          <table:table-cell table:style-name="Testfall.A2" office:value-type="string">
            <text:p text:style-name="P13"><text:span text:style-name="T8">Felmeddelande</text:span></text:p>
          </table:table-cell>
          <table:table-cell table:style-name="Testfall.A2" office:value-type="string">
            <text:p text:style-name="P13"><text:span text:style-name="T8">Triangeln har inga lika sidor</text:span></text:p>
          </table:table-cell>
          <table:table-cell table:style-name="Testfall.D2" office:value-type="string">
            <text:p text:style-name="P13"><text:span text:style-name="T8">Verkar som att programmet endast kontrollerar antalet unika inmatningar</text:span></text:p>
          </table:table-cell>
        </table:table-row>
        <table:table-row>
          <table:table-cell table:style-name="Testfall.A2" office:value-type="string">
            <text:p text:style-name="P13"><text:span text:style-name="T8">2 2 4 4 4</text:span></text:p>
          </table:table-cell>
          <table:table-cell table:style-name="Testfall.A2" office:value-type="string">
            <text:p text:style-name="P13"><text:span text:style-name="T8">Felmeddelande</text:span></text:p>
          </table:table-cell>
          <table:table-cell table:style-name="Testfall.A2" office:value-type="string">
            <text:p text:style-name="P13"><text:span text:style-name="T8">Triangeln är likbent</text:span></text:p>
          </table:table-cell>
          <table:table-cell table:style-name="Testfall.D2" office:value-type="string">
            <text:p text:style-name="P13"><text:span text:style-name="T8">Endast unika värden kontrolleras.</text:span></text:p>
          </table:table-cell>
        </table:table-row>
        <text:soft-page-break/>
        <table:table-row>
          <table:table-cell table:style-name="Testfall.A2" office:value-type="string">
            <text:p text:style-name="P6"/>
          </table:table-cell>
          <table:table-cell table:style-name="Testfall.A2" office:value-type="string">
            <text:p text:style-name="P6"/>
          </table:table-cell>
          <table:table-cell table:style-name="Testfall.A2" office:value-type="string">
            <text:p text:style-name="P6"/>
          </table:table-cell>
          <table:table-cell table:style-name="Testfall.D2" office:value-type="string">
            <text:p text:style-name="P6"/>
          </table:table-cell>
        </table:table-row>
        <table:table-row>
          <table:table-cell table:style-name="Testfall.A2" office:value-type="string">
            <text:p text:style-name="P6"/>
          </table:table-cell>
          <table:table-cell table:style-name="Testfall.A2" office:value-type="string">
            <text:p text:style-name="P6"/>
          </table:table-cell>
          <table:table-cell table:style-name="Testfall.A2" office:value-type="string">
            <text:p text:style-name="P6"/>
          </table:table-cell>
          <table:table-cell table:style-name="Testfall.D2" office:value-type="string">
            <text:p text:style-name="P6"/>
          </table:table-cell>
        </table:table-row>
        <table:table-row>
          <table:table-cell table:style-name="Testfall.A2" office:value-type="string">
            <text:p text:style-name="P6"/>
          </table:table-cell>
          <table:table-cell table:style-name="Testfall.A2" office:value-type="string">
            <text:p text:style-name="P6"/>
          </table:table-cell>
          <table:table-cell table:style-name="Testfall.A2" office:value-type="string">
            <text:p text:style-name="P6"/>
          </table:table-cell>
          <table:table-cell table:style-name="Testfall.D2" office:value-type="string">
            <text:p text:style-name="P6"/>
          </table:table-cell>
        </table:table-row>
        <table:table-row>
          <table:table-cell table:style-name="Testfall.A2" office:value-type="string">
            <text:p text:style-name="P6"/>
          </table:table-cell>
          <table:table-cell table:style-name="Testfall.A2" office:value-type="string">
            <text:p text:style-name="P6"/>
          </table:table-cell>
          <table:table-cell table:style-name="Testfall.A2" office:value-type="string">
            <text:p text:style-name="P6"/>
          </table:table-cell>
          <table:table-cell table:style-name="Testfall.D2" office:value-type="string">
            <text:p text:style-name="P6"/>
          </table:table-cell>
        </table:table-row>
        <table:table-row>
          <table:table-cell table:style-name="Testfall.A2" office:value-type="string">
            <text:p text:style-name="P6"/>
          </table:table-cell>
          <table:table-cell table:style-name="Testfall.A2" office:value-type="string">
            <text:p text:style-name="P6"/>
          </table:table-cell>
          <table:table-cell table:style-name="Testfall.A2" office:value-type="string">
            <text:p text:style-name="P6"/>
          </table:table-cell>
          <table:table-cell table:style-name="Testfall.D2" office:value-type="string">
            <text:p text:style-name="P6"/>
          </table:table-cell>
        </table:table-row>
      </table:table>
      <text:p text:style-name="P2"><text:span text:style-name="T8"/></text:p>
      <text:p text:style-name="P2"><text:span text:style-name="T8"/></text:p>
      <text:p text:style-name="P2"><text:span text:style-name="T8">Slutsats</text:span></text:p>
      <text:p text:style-name="P3"><text:span text:style-name="T8"/></text:p>
      <text:p text:style-name="P3"><text:span text:style-name="T8">Programmet fungerar som det ska om man matar in helt korrekta värden och endast heltal räkas utan avrundning. Avsaknaden av felhantering gör att programmet är lätt att krascha om man matar in felaktiga värden eller ett felaktigt format. Avsaknaden av felmeddelande gör att användaren inte får någon bra information om vad som gick fel och vad användaren borde göra.</text:span></text:p>
      <text:p text:style-name="P3"><text:span text:style-name="T8"/></text:p>
      <text:p text:style-name="P3"><text:span text:style-name="T8">Programmet kontrollerar endast antal unika värden och inte hur många värden som är inmatade vilket ger felaktiga svar om något annat än "rena" trianglar matas in. </text:span><text:span text:style-name="T9">Programmet tar även negativa värden samt värden som omöjligt kan bilda en triangel vilket gör att det blir opålitligt. Kör man programmet utan att mata in något värde får man "Triangeln är liksidig" vilket är fel då man inte matat in något värde och därför inte borde ha en triangel alls.</text:span></text:p>
      <text:p text:style-name="P3"><text:span text:style-name="T8"/></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3H21M30S</meta:editing-duration>
    <meta:editing-cycles>5</meta:editing-cycles>
    <meta:generator>LibreOffice/3.6$Windows_x86 LibreOffice_project/e183d5b-f8ccaf6-3804794-95b4be8-895629</meta:generator>
    <dc:date>2013-11-26T21:52:03.91</dc:date>
    <meta:document-statistic meta:table-count="1" meta:image-count="0" meta:object-count="0" meta:page-count="2" meta:paragraph-count="83" meta:word-count="367" meta:character-count="2197" meta:non-whitespace-character-count="1913"/>
    <meta:user-defined meta:name="Info 1"/>
    <meta:user-defined meta:name="Info 2"/>
    <meta:user-defined meta:name="Info 3"/>
    <meta:user-defined meta:name="Info 4"/>
  </office:meta>
</office:document-meta>
</file>